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9cc5d" officeooo:paragraph-rsid="0019cc5d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4 愛讀暗學仔的阿母</text:p>
        <text:p text:style-name="P1"/>
        <text:p text:style-name="P1">聽講較早的暗學仔，</text:p>
        <text:p text:style-name="P1">Thiann-kóng khah-tsá ê àm-o̍h-á,</text:p>
        <text:p text:style-name="P1"/>
        <text:p text:style-name="P1">是咧予無讀冊的人欲學捌字才去讀的。</text:p>
        <text:p text:style-name="P1">sī teh hōo bô tha̍k-tsheh ê lâng beh o̍h bat-jī tsiah khì tha̍k--ê.</text:p>
        <text:p text:style-name="P1"/>
        <text:p text:style-name="P1">這馬的暗學仔無仝囉，</text:p>
        <text:p text:style-name="P1">Tsit-má ê àm-o̍h-á bô kāng --looh,</text:p>
        <text:p text:style-name="P1"/>
        <text:p text:style-name="P1">齣頭加誠濟款，</text:p>
        <text:p text:style-name="P1">tshut-thâu ke tsiânn tsē khuán,</text:p>
        <text:p text:style-name="P1"/>
        <text:p text:style-name="P1">欲學啥就有啥。</text:p>
        <text:p text:style-name="P1">beh o̍h siánn tō ū siánn.</text:p>
        <text:p text:style-name="P1"/>
        <text:p text:style-name="P1">愛學東學西的阿母，</text:p>
        <text:p text:style-name="P1">Ài o̍h tang o̍h sai ê a-bú,</text:p>
        <text:p text:style-name="P1"/>
        <text:p text:style-name="P1">逐工都排甲滇滇，</text:p>
        <text:p text:style-name="P1">ta̍k kang to pâi kah tīnn-tīnn,</text:p>
        <text:p text:style-name="P1"/>
        <text:p text:style-name="P1">規禮拜攏無閒𩑾𩑾。</text:p>
        <text:p text:style-name="P1">kui lé-pài lóng bô-îng tshih-tshih.</text:p>
        <text:p text:style-name="P1"/>
        <text:p text:style-name="P1"/>
        <text:p text:style-name="P1"/>
        <text:p text:style-name="P1"/>
        <text:p text:style-name="P1">拜一暗，</text:p>
        <text:p text:style-name="P1">Pài-it àm,</text:p>
        <text:p text:style-name="P1"/>
        <text:p text:style-name="P1">去社區大學上「草藥班」的課。</text:p>
        <text:p text:style-name="P1">khì siā-khu tāi-ha̍k siōng “tsháu-io̍h pan” ê khò.</text:p>
        <text:p text:style-name="P1"/>
        <text:p text:style-name="P1">阿母講：</text:p>
        <text:p text:style-name="P1">A-bú kóng:</text:p>
        <text:p text:style-name="P1"/>
        <text:p text:style-name="P1">「大自然賜予咱遮濟天然的藥草，</text:p>
        <text:p text:style-name="P1">“Tāi-tsū-jiân sù hōo lán tsiah tsē thian-jiân ê io̍h-tsháu,</text:p>
        <text:p text:style-name="P1"/>
        <text:p text:style-name="P1">無去共熟似誠無彩。」</text:p>
        <text:p text:style-name="P1">bô khì kā si̍k-sāi tsiânn bô-tshái.”</text:p>
        <text:p text:style-name="P1"/>
        <text:p text:style-name="P1">閣講：</text:p>
        <text:p text:style-name="P1">Koh kóng:</text:p>
        <text:p text:style-name="P1"/>
        <text:p text:style-name="P1">「青草仔捌是寶，</text:p>
        <text:p text:style-name="P1">“tshenn-tsháu-á bat sī pó,</text:p>
        <text:p text:style-name="P1"/>
        <text:p text:style-name="P1">毋捌是草。</text:p>
        <text:p text:style-name="P1">m̄ bat sī tsháu.</text:p>
        <text:p text:style-name="P1"/>
        <text:p text:style-name="P1">認捌青草，</text:p>
        <text:p text:style-name="P1">Jīn-bat tshenn-tsháu,</text:p>
        <text:p text:style-name="P1"/>
        <text:p text:style-name="P1">會予人珍惜地球的每一枝草，</text:p>
        <text:p text:style-name="P1">ē hōo lâng tin-sioh tē-kiû ê muí tsi̍t ki tsháu,</text:p>
        <text:p text:style-name="P1"/>
        <text:p text:style-name="P1">每一欉樹仔。」</text:p>
        <text:p text:style-name="P1">muí tsi̍t tsâng tshiū-á.”</text:p>
        <text:p text:style-name="P1"/>
        <text:p text:style-name="P1">伊嘛誠反對人噴殺草劑，</text:p>
        <text:p text:style-name="P1">I mā tsiânn huán-tuì lâng phùn sat-tsháu-tse,</text:p>
        <text:p text:style-name="P1"/>
        <text:p text:style-name="P1">講按呢，</text:p>
        <text:p text:style-name="P1"><text:soft-page-break/>kóng án-ne,</text:p>
        <text:p text:style-name="P1"/>
        <text:p text:style-name="P1">會予誠濟有路用的藥草絕種去。</text:p>
        <text:p text:style-name="P1">ē hōo tsiânn tsē ū-lōo-īng ê io̍h-tsháu tse̍h-tsíng --khì.</text:p>
        <text:p text:style-name="P1"/>
        <text:p text:style-name="P1"/>
        <text:p text:style-name="P1"/>
        <text:p text:style-name="P1"/>
        <text:p text:style-name="P1">拜二暗，</text:p>
        <text:p text:style-name="P1">Pài-jī àm,</text:p>
        <text:p text:style-name="P1"/>
        <text:p text:style-name="P1">佇鄉土文學館咧讀「昔時賢文」佮「臺灣三字經」。</text:p>
        <text:p text:style-name="P1">tī hiong-thóo bûn-ha̍k-kuán teh tha̍k “Sik sî hiân bûn” kah “Tâi-uân sam-jū-king”.</text:p>
        <text:p text:style-name="P1"/>
        <text:p text:style-name="P1">阿母講：</text:p>
        <text:p text:style-name="P1">A-bú kóng:</text:p>
        <text:p text:style-name="P1"/>
        <text:p text:style-name="P1">「昔時賢文是早前的𠢕人留落來的智慧，</text:p>
        <text:p text:style-name="P1">“Sik sî hiân bûn sī tsá-tsîng ê gâu-lâng lâu lo̍h-lâi ê tì-huī,</text:p>
        <text:p text:style-name="P1"/>
        <text:p text:style-name="P1">咧教做人的道理，</text:p>
        <text:p text:style-name="P1">teh kà tsò lâng ê tō-lí,</text:p>
        <text:p text:style-name="P1"/>
        <text:p text:style-name="P1">每一句的來源，</text:p>
        <text:p text:style-name="P1">muí tsi̍t kù ê lâi-guân,</text:p>
        <text:p text:style-name="P1"/>
        <text:p text:style-name="P1">攏是有典故的。」</text:p>
        <text:p text:style-name="P1">lóng sī ū tián-kòo --ê.”</text:p>
        <text:p text:style-name="P1"/>
        <text:p text:style-name="P1">看阮讀冊無認真，</text:p>
        <text:p text:style-name="P1">Khuànn guán tha̍k-tsheh bô jīn-tsin,</text:p>
        <text:p text:style-name="P1"/>
        <text:p text:style-name="P1">就共阮講：</text:p>
        <text:p text:style-name="P1">tō kā guán kóng:</text:p>
        <text:p text:style-name="P1"/>
        <text:p text:style-name="P1">「讀書須用心，</text:p>
        <text:p text:style-name="P1">“Tho̍k-su su iōng-sim,</text:p>
        <text:p text:style-name="P1"/>
        <text:p text:style-name="P1">一字值千金。」</text:p>
        <text:p text:style-name="P1">it jī ti̍t tshian-kim.”</text:p>
        <text:p text:style-name="P1"/>
        <text:p text:style-name="P1">啊若「臺灣三字經」，</text:p>
        <text:p text:style-name="P1">Ah nā “Tâi-uân sam-jū-king”, </text:p>
        <text:p text:style-name="P1"/>
        <text:p text:style-name="P1">是1900年新竹王石鵬先生所寫的，</text:p>
        <text:p text:style-name="P1">sī 1900 nî Sin-tik Ông Tsio̍h-pîng sian-sinn sóo siá --ê,</text:p>
        <text:p text:style-name="P1"/>
        <text:p text:style-name="P1">伊的寫法模仿三字經，</text:p>
        <text:p text:style-name="P1">i ê siá-huat bôo-hóng sam-jū-king,</text:p>
        <text:p text:style-name="P1"/>
        <text:p text:style-name="P1">予人較好記。</text:p>
        <text:p text:style-name="P1">hōo lâng khah hó kì.</text:p>
        <text:p text:style-name="P1"/>
        <text:p text:style-name="P1"/>
        <text:p text:style-name="P1"/>
        <text:p text:style-name="P1"/>
        <text:p text:style-name="P1">拜三暗，</text:p>
        <text:p text:style-name="P1">Pài-sann àm,</text:p>
        <text:p text:style-name="P1"/>
        <text:p text:style-name="P1">去學英語。</text:p>
        <text:p text:style-name="P1">khì o̍h Ing-gí.</text:p>
        <text:p text:style-name="P1"/>
        <text:p text:style-name="P1">聽講這位對高中退休的英語老師誠𠢕教，</text:p>
        <text:p text:style-name="P1">Thiann-kóng tsit uī uì ko-tiong thè-hiu ê Ing-gí lāu-su tsiânn gâu kà,</text:p>
        <text:p text:style-name="P1"><text:soft-page-break/></text:p>
        <text:p text:style-name="P1">阿母嘛學甲誠認真。</text:p>
        <text:p text:style-name="P1">a-bú mā o̍h kah tsiânn jīn-tsin.</text:p>
        <text:p text:style-name="P1"/>
        <text:p text:style-name="P1">毋管是透大風抑是落大雨，</text:p>
        <text:p text:style-name="P1">M̄-kuán sī thàu tuā hong ia̍h-sī lo̍h tuā hōo,</text:p>
        <text:p text:style-name="P1"/>
        <text:p text:style-name="P1">攏毋捌請假。</text:p>
        <text:p text:style-name="P1">lóng m̄ bat tshíng-ká.</text:p>
        <text:p text:style-name="P1"/>
        <text:p text:style-name="P1">逐工，</text:p>
        <text:p text:style-name="P1">Ta̍k kang,</text:p>
        <text:p text:style-name="P1"/>
        <text:p text:style-name="P1">英語講義𢯾咧，</text:p>
        <text:p text:style-name="P1">Ing-gí káng-gī mooh --leh,</text:p>
        <text:p text:style-name="P1"/>
        <text:p text:style-name="P1">讀甲歡頭喜面。</text:p>
        <text:p text:style-name="P1">tha̍k kah huann-thâu-hí-bīn.</text:p>
        <text:p text:style-name="P1"/>
        <text:p text:style-name="P1">伊講：</text:p>
        <text:p text:style-name="P1">I kóng:</text:p>
        <text:p text:style-name="P1"/>
        <text:p text:style-name="P1">「欲共少年時學無好的英語，</text:p>
        <text:p text:style-name="P1">“Beh kā siàu-liân sî o̍h bô hó ê Ing-gí,</text:p>
        <text:p text:style-name="P1"/>
        <text:p text:style-name="P1">好好仔閣學起來。」</text:p>
        <text:p text:style-name="P1">hó-hó-á koh o̍h --khí-lâi.”</text:p>
        <text:p text:style-name="P1"/>
        <text:p text:style-name="P1"/>
        <text:p text:style-name="P1"/>
        <text:p text:style-name="P1"/>
        <text:p text:style-name="P1">拜四暗，</text:p>
        <text:p text:style-name="P1">Pài-sì àm,</text:p>
        <text:p text:style-name="P1"/>
        <text:p text:style-name="P1">佇社區的社團學電腦。</text:p>
        <text:p text:style-name="P1">tī siā-khu ê siā-thuân o̍h tiān-náu.</text:p>
        <text:p text:style-name="P1"/>
        <text:p text:style-name="P1">阿母講：</text:p>
        <text:p text:style-name="P1">A-bú kóng:</text:p>
        <text:p text:style-name="P1"/>
        <text:p text:style-name="P1">「這馬是資訊發達的世代，</text:p>
        <text:p text:style-name="P1">“Tsit-má sī tsu-sìn huat-ta̍t ê sè-tāi,</text:p>
        <text:p text:style-name="P1"/>
        <text:p text:style-name="P1">袂使佮社會脫節。」</text:p>
        <text:p text:style-name="P1">bē-sái kah siā-huē thuat-tsiat.”</text:p>
        <text:p text:style-name="P1"/>
        <text:p text:style-name="P1">定定看伊坐佇電腦頭前咧使用「一指神功」，</text:p>
        <text:p text:style-name="P1">Tiānn-tiānn khuànn i tsē tī tiān-náu thâu-tsîng teh sú-iōng “tsi̍t tsáinn sîn kong”,</text:p>
        <text:p text:style-name="P1"/>
        <text:p text:style-name="P1">嘛定定咻我去共伊教。</text:p>
        <text:p text:style-name="P1">mā tiānn-tiānn hiu guá khì kā i kà.</text:p>
        <text:p text:style-name="P1"/>
        <text:p text:style-name="P1">看起來，</text:p>
        <text:p text:style-name="P1">Khuànn --khí-lâi,</text:p>
        <text:p text:style-name="P1"/>
        <text:p text:style-name="P1">學電腦對阿母來講有較困難淡薄仔。</text:p>
        <text:p text:style-name="P1">o̍h tiān-náu tuì a-bú lâi kóng ū khah khùn-lân --tām-po̍h-á.</text:p>
        <text:p text:style-name="P1"/>
        <text:p text:style-name="P1"/>
        <text:p text:style-name="P1"/>
        <text:p text:style-name="P1"/>
        <text:p text:style-name="P1">拜五暗，</text:p>
        <text:p text:style-name="P1">Pài-gōo àm,</text:p>
        <text:p text:style-name="P1"/>
        <text:p text:style-name="P1">就較輕鬆矣，</text:p>
        <text:p text:style-name="P1">tō khah khin-sang --ah,</text:p>
        <text:p text:style-name="P1"><text:soft-page-break/></text:p>
        <text:p text:style-name="P1">咧學挨絃仔。</text:p>
        <text:p text:style-name="P1">teh o̍h e hiân-á.</text:p>
        <text:p text:style-name="P1"/>
        <text:p text:style-name="P1">毋過，</text:p>
        <text:p text:style-name="P1">M̄-koh,</text:p>
        <text:p text:style-name="P1"/>
        <text:p text:style-name="P1">嘛是阮較艱苦的時陣。</text:p>
        <text:p text:style-name="P1">mā sī guán khah kan-khóo ê sî-tsūn.</text:p>
        <text:p text:style-name="P1"/>
        <text:p text:style-name="P1">人講：</text:p>
        <text:p text:style-name="P1">Lâng kóng:</text:p>
        <text:p text:style-name="P1"/>
        <text:p text:style-name="P1">「一𥰔二簫萬世絃。」</text:p>
        <text:p text:style-name="P1">“It phín jī siau bān sè hiân.”</text:p>
        <text:p text:style-name="P1"/>
        <text:p text:style-name="P1">絃仔愛學一段時間才挨會好聽，</text:p>
        <text:p text:style-name="P1">Hiân-á ài o̍h tsi̍t tuānn sî-kan tsiah e ē hó-thiann,</text:p>
        <text:p text:style-name="P1"/>
        <text:p text:style-name="P1">拄開始學的阿母是鋸甲誠歡喜，</text:p>
        <text:p text:style-name="P1">tú khai-sí o̍h ê a-bú sī kì kah tsiânn huann-hí,</text:p>
        <text:p text:style-name="P1"/>
        <text:p text:style-name="P1">啊阮規家伙仔是聽甲強欲擋袂牢。</text:p>
        <text:p text:style-name="P1">ah guán kui-ke-hué-á sī thiann kah kiōng-beh tòng bē tiâu.</text:p>
        <text:p text:style-name="P1"/>
        <text:p text:style-name="P1"/>
        <text:p text:style-name="P1"/>
        <text:p text:style-name="P1"/>
        <text:p text:style-name="P1">論真講起來，</text:p>
        <text:p text:style-name="P1">Lūn-tsin kóng --khí-lâi,</text:p>
        <text:p text:style-name="P1"/>
        <text:p text:style-name="P1">讀暗學仔予阿母心情加誠好，</text:p>
        <text:p text:style-name="P1">tha̍k àm-o̍h-á hōo a-bú sim-tsîng ke tsiânn hó,</text:p>
        <text:p text:style-name="P1"/>
        <text:p text:style-name="P1">逐工精神百倍。</text:p>
        <text:p text:style-name="P1">ta̍k kang tsing-sîn pah puē.</text:p>
        <text:p text:style-name="P1"/>
        <text:p text:style-name="P1">阿母講：</text:p>
        <text:p text:style-name="P1">A-bú kóng:</text:p>
        <text:p text:style-name="P1"/>
        <text:p text:style-name="P1">「學問是讀冊來的，</text:p>
        <text:p text:style-name="P1">“Ha̍k-būn sī tha̍k-tsheh lâi ê,</text:p>
        <text:p text:style-name="P1"/>
        <text:p text:style-name="P1">智慧是見識來的。</text:p>
        <text:p text:style-name="P1">tì-huī sī kiàn-sik lâi ê.</text:p>
        <text:p text:style-name="P1"/>
        <text:p text:style-name="P1">食一歲，</text:p>
        <text:p text:style-name="P1">Tsia̍h tsi̍t huè,</text:p>
        <text:p text:style-name="P1"/>
        <text:p text:style-name="P1">學一歲。」</text:p>
        <text:p text:style-name="P1">o̍h tsi̍t huè.”</text:p>
        <text:p text:style-name="P1"/>
        <text:p text:style-name="P1">讀暗學仔毋但會當學著智識，</text:p>
        <text:p text:style-name="P1">Tha̍k àm-o̍h-á m̄-nā ē-tàng o̍h-tio̍h tì-sik,</text:p>
        <text:p text:style-name="P1"/>
        <text:p text:style-name="P1">閣會當交著朋友，</text:p>
        <text:p text:style-name="P1">koh ē-tàng kau-tio̍h pîng-iú,</text:p>
        <text:p text:style-name="P1"/>
        <text:p text:style-name="P1">人生嘛加誠有意義。</text:p>
        <text:p text:style-name="P1">jîn-sing mā ke tsiânn ū ì-g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49:00.722241591</dc:date>
    <meta:editing-duration>PT1M4S</meta:editing-duration>
    <meta:editing-cycles>1</meta:editing-cycles>
    <meta:document-statistic meta:table-count="0" meta:image-count="0" meta:object-count="0" meta:page-count="4" meta:paragraph-count="160" meta:word-count="1140" meta:character-count="3072" meta:non-whitespace-character-count="2726"/>
    <meta:generator>LibreOffice/5.1.6.2$Linux_X86_64 LibreOffice_project/10m0$Build-2</meta:generator>
  </office:meta>
</office:document-meta>
</file>